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78e8" officeooo:paragraph-rsid="001078e8"/>
    </style:style>
    <style:style style:name="P2" style:family="paragraph" style:parent-style-name="Standard">
      <style:text-properties officeooo:rsid="00122ae0" officeooo:paragraph-rsid="00122ae0"/>
    </style:style>
    <style:style style:name="T1" style:family="text">
      <style:text-properties officeooo:rsid="00133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år det kommer til fremdriftsenergi, så er stasjonen tilrettelagt for en av de. Men det er I bunn og grunn selve toget som er elektrisk eller disel.</text:p>
      <text:p text:style-name="P1"/>
      <text:p text:style-name="P2">Antall vogntyper er en int, siden det er enten: ingen vogner, sovevogn, sittevogn eller begge deler. <text:span text:style-name="T1">Ingen vogner er en mulighet for nye selskaper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5:52:23.950862715</meta:creation-date>
    <meta:generator>LibreOffice/7.4.5.1$Linux_X86_64 LibreOffice_project/40$Build-1</meta:generator>
    <dc:date>2023-03-07T17:08:38.600573727</dc:date>
    <meta:editing-duration>PT1H16M15S</meta:editing-duration>
    <meta:editing-cycles>3</meta:editing-cycles>
    <meta:document-statistic meta:table-count="0" meta:image-count="0" meta:object-count="0" meta:page-count="1" meta:paragraph-count="2" meta:word-count="51" meta:character-count="296" meta:non-whitespace-character-count="246"/>
  </office:meta>
</office:document-meta>
</file>